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(data|hypotesis)=&gt;if it is low the hypotesis must be rejected but if it is high it does not confirm it.</text:p>
      <text:p text:style-name="Standard">So if you fail to reject the null hypotesis it means that there is a % of obteining that data under the null hypotesis.</text:p>
      <text:p text:style-name="Standard"/>
      <text:p text:style-name="Standard">P(data and data more extreme that what we have|h0(null hypotesis))=&gt; so you ca reject the zero hypostesis if theP is low</text:p>
      <text:p text:style-name="Standard"/>
      <text:p text:style-name="Standard">SIGNIFICANCE: a priori value choesn for the test <text:s/>: chose a percentage (es5%) and than take the area under that percentage of a normal distreibuton; so the 5% is the percentage of error you asccept in accepting the null hypotesis. </text:p>
      <text:p text:style-name="Standard"/>
      <text:p text:style-name="Standard"/>
      <text:p text:style-name="Standard">TEA <text:s/>LEDY <text:s/>EXPERIMENT</text:p>
      <text:p text:style-name="Standard">null hypotesis</text:p>
      <text:p text:style-name="Standard">P(8\8)=8!\4!4! <text:s text:c="19"/>= 1\70</text:p>
      <text:p text:style-name="Standard">P(6\8)=4!\3!1!*4!\3!1!=(4 on 3)^2 <text:s text:c="5"/>=16\70</text:p>
      <text:p text:style-name="Standard">P(4\8)=(4 on 2)^2 <text:s text:c="31"/>=36\70</text:p>
      <text:p text:style-name="Standard"/>
      <text:p text:style-name="Standard">P value</text:p>
      <text:p text:style-name="Standard">P(succes|null&gt;=succes by leady)=P value is the sum of the conditional probability </text:p>
      <text:p text:style-name="Standard">Than you need to chose a significance (es5%)</text:p>
      <text:p text:style-name="Standard">So to reject the null hypotesis the leady haveto guess right a number of succes with a probability lower than 5%</text:p>
      <text:p text:style-name="Standard">=&gt; only with 8\8 it is enoght to reject the null hypotesis (less than 5% to get the same result as random)</text:p>
      <text:p text:style-name="Standard"/>
      <text:p text:style-name="Standard">N.B. BAYSIAN APPROA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3T10:47:29.19</meta:creation-date>
    <dc:date>2018-11-13T11:36:44.39</dc:date>
    <meta:editing-duration>PT49M16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1" meta:paragraph-count="15" meta:word-count="187" meta:character-count="1121"/>
  </office:meta>
</office:document-meta>
</file>